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Mr. &amp; Mistress Loeb; Clarence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Page 1]</text:p>
      <text:p text:style-name="P2">Funeral oration/</text:p>
      <text:p text:style-name="P3">How shall I, my mourning friends! bind up your lacerated hearts?/ <text:s/>Where is the balm with which I may heal your bleeding/ wounds? <text:s/>If the reflection that many are now sorrowing/ over your loss, affords you relief, count me among such./ <text:s/>Believe that my sympathies are deeply stirred up, and your/ wailings move<text:span text:style-name="T1">s</text:span><text:span text:style-name="T3"> me to tears. <text:s/>Yes, father and mother/ of this dear child, </text:span><text:span text:style-name="T1">your</text:span><text:span text:style-name="T3"> the grief you experience is shared by others, and this/ thought </text:span><text:span text:style-name="T1">ought to</text:span><text:span text:style-name="T3"> should lighten the burden which presses heavily/ upon your spirits. <text:s/>In the hour of bereavement, when all/ grows dismal &amp; dreary and gloomy before our vision, the condolence of/ sincere friends kindles within </text:span><text:span text:style-name="T1">us</text:span><text:span text:style-name="T3"> the breast a ray of comfort. <text:s/>It is,/ consoling to human beings to feel that they are not left/ to pine </text:span><text:span text:style-name="T1">away</text:span><text:span text:style-name="T3"> in utter solitude, unthought of and uncared for,/ but that their </text:span><text:span text:style-name="T4">misery</text:span><text:span text:style-name="T5"> excites </text:span><text:span text:style-name="T4">commiseration</text:span><text:span text:style-name="T5">; that to allay/ their pains is the endeavour</text:span><text:span text:style-name="T2">s</text:span><text:span text:style-name="T5"> of some </text:span><text:span text:style-name="T2">tender</text:span><text:span text:style-name="T5"> kindred souls./ <text:s/>Happy you Mr and Mistress Loeb even in the present mis-/-fortune; happy, that you are surrounded by a number/ of tried friends, but specially by loving relatives, whose/ unbounded kindness will indeed prove to you a soothing/ </text:span><text:span text:style-name="T2">balm</text:span><text:span text:style-name="T5"> restorative. <text:s/>For the affection you bore little Clarence,/</text:span></text:p>
      <text:p text:style-name="P3"><text:span text:style-name="T5"/></text:p>
      <text:p text:style-name="P3"><text:span text:style-name="T5">[Page 2]</text:span></text:p>
      <text:p text:style-name="P3"><text:span text:style-name="T5">scarcely surpassed that which they entertained, and/ to avert from him the sad fate he met with, no sacrifice/ would they have deemed too great. <text:s/>You, his parents,/ sunk into the depth of affliction, at the </text:span><text:span text:style-name="T2">tidings</text:span><text:span text:style-name="T5"> knowledge that death/ had so suddenly and so violently snatched away from your/ bosoms a darling son. <text:s/>Can a mother be but seized with/ anguish when, returning home after a very short absence,/ she finds the child </text:span><text:span text:style-name="T2">she</text:span><text:span text:style-name="T5"> left full of health and liveliness, pass/-ing </text:span><text:span text:style-name="T2">away</text:span><text:span text:style-name="T5"> rapidly away from </text:span><text:soft-page-break/><text:span text:style-name="T5">earth? <text:s/>Can a father, at a distance/ from those he cherished, be but filled with woe and dismay at the tidings/ that the child he hoped soon again to clasp in his arms,/ is about to be consigned to the grave? <text:s/></text:span><text:span text:style-name="T2">Yet</text:span><text:span text:style-name="T5"> But, the pangs which/ the grand-parents of dear Clarence endured at the sight of/ his mangled body, exceeded all suffering</text:span><text:span text:style-name="T2">s</text:span><text:span text:style-name="T5">. <text:s/>Yet, </text:span><text:span text:style-name="T2">But</text:span><text:span text:style-name="T5">/ when this paroxysm of distress shall have abated, their efforts/ will procure you my friend calm and consolation. <text:s/>You will not/ forget </text:span><text:span text:style-name="T2">your</text:span><text:span text:style-name="T5"> the precious loss sustained; </text:span><text:span text:style-name="T2">for,</text:span><text:span text:style-name="T5"> that would be impossible,/ unnatural; but you will learn the better to appreciate/ the blessings still within your reach, and, I </text:span><text:span text:style-name="T2">hope</text:span><text:span text:style-name="T5"> trust, you/ will be also instructed by the melancholy past, and act/ wisely in the future. <text:s/>Oh! my bereaved friends! </text:span><text:span text:style-name="T2">sad</text:span><text:span text:style-name="T5"> mournful as the/ </text:span><text:span text:style-name="T2">present</text:span><text:span text:style-name="T5"> occasion assuredly is, I think I would be derelict/</text:span></text:p>
      <text:p text:style-name="P3"><text:span text:style-name="T5"/></text:p>
      <text:p text:style-name="P3"><text:span text:style-name="T5">[Page 3]</text:span></text:p>
      <text:p text:style-name="P3"><text:span text:style-name="T5">in my official duties, did I not strive to improve/ it by a few words of a well-meant advice./ <text:s/>Perhaps, the intensity of your love has, humanly speaking, wrought/ this misfortune. <text:s/>Clarence's winning ways, may have/ prevented your </text:span><text:span text:style-name="T2">imbibing</text:span><text:span text:style-name="T5"> curbing a disposition too vivacious./ <text:s/>The fear of inflicting even a momentary pain may have/ induced you to let self-will go unrestrained. <text:s/>If so, you/ now doubtless deprecate a weakness, often attending our parental feelings,/ a weakness, which, alas! in your case proved so fatal/ on Thursday last, when a passing vehicle </text:span><text:span text:style-name="T2">robbed you of</text:span><text:span text:style-name="T5"> carried </text:span><text:span text:style-name="T2">away from you</text:span><text:span text:style-name="T5"> hence a/ dear life. <text:s/>But, my friends! to lament over our shortcomings,/ is idle, unless it be the means of correcting what has been/ defective in our conduct. <text:s/>The Almighty has yet left/ to your care two more lives. <text:s/>Study their inclinations closely,/ and train them accordingly. <text:s/>Bestow upon the same/ the tenderest thoughts, but be chary, lest your attach-/-ment betray a wavering between parental obligations,/ and the gratifying of a child's whims. <text:s/>You know/ well your responsibility to the Lord of all flesh. <text:s/>The son/ of whose caresses death has deprived you, </text:span><text:span text:style-name="T2">has</text:span><text:span text:style-name="T5"> returned/ to his Creator unpolluted. <text:s/>Too young to have been/ tainted with evil habits. <text:s/>The virtuous instincts of his/</text:span></text:p>
      <text:p text:style-name="P3"><text:span text:style-name="T5"/></text:p>
      <text:p text:style-name="P3"><text:span text:style-name="T5">[Page 4]</text:span></text:p>
      <text:p text:style-name="P3"><text:span text:style-name="T5">soul will develop in a better world. <text:s/>But you see that/ his surviving brother and sister, receive such an education/ at your hands, which may, under Providence, </text:span><text:span text:style-name="T2">gain</text:span><text:span text:style-name="T5"> secure for/ them an existence here below long enjoyed in the exercise/ of righteousness. <text:s/>And when you shall be called/ hence, their demeanour will attest before the great/ Judge </text:span><text:span text:style-name="T2">your</text:span><text:span text:style-name="T5"> a strict conformance in your part with His Divine directions,/ and you will meet again this little angel in/ the land of spirits. <text:s/>And now let your hearts/ respond to the prayer I shall offer </text:span><text:span text:style-name="T2">y</text:span><text:span text:style-name="T5"> for your consolation/ and happiness./ <text:s/>a prayer followe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5:51:55.79</meta:creation-date>
    <dc:date>2012-11-07T11:34:52.08</dc:date>
    <meta:editing-duration>PT32M30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69" meta:word-count="927" meta:character-count="5811"/>
  </office:meta>
</office:document-meta>
</file>